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5957" officeooo:paragraph-rsid="00065957"/>
    </style:style>
    <style:style style:name="P2" style:family="paragraph" style:parent-style-name="Standard">
      <style:text-properties officeooo:rsid="00080331" officeooo:paragraph-rsid="00080331"/>
    </style:style>
    <style:style style:name="P3" style:family="paragraph" style:parent-style-name="Standard">
      <style:text-properties officeooo:rsid="000ac260" officeooo:paragraph-rsid="000ac260"/>
    </style:style>
    <style:style style:name="P4" style:family="paragraph" style:parent-style-name="Standard">
      <style:text-properties officeooo:rsid="00065957" officeooo:paragraph-rsid="00065957"/>
    </style:style>
    <style:style style:name="P5" style:family="paragraph" style:parent-style-name="Standard">
      <style:text-properties officeooo:rsid="00080331" officeooo:paragraph-rsid="000feaef"/>
    </style:style>
    <style:style style:name="P6" style:family="paragraph" style:parent-style-name="Standard">
      <style:text-properties officeooo:rsid="000feaef" officeooo:paragraph-rsid="000feaef"/>
    </style:style>
    <style:style style:name="T1" style:family="text">
      <style:text-properties officeooo:rsid="000fea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 <text:span text:style-name="T1">Node </text:span>Server Side</text:p>
      <text:p text:style-name="P2"/>
      <text:p text:style-name="P2">export FLASK_APP=node_server.py</text:p>
      <text:p text:style-name="P2">flask run --port 8000</text:p>
      <text:p text:style-name="P2"/>
      <text:p text:style-name="P2">Run Client Side</text:p>
      <text:p text:style-name="P2"/>
      <text:p text:style-name="P2">python run_app.py</text:p>
      <text:p text:style-name="P1"/>
      <text:p text:style-name="P1">To get chain details</text:p>
      <text:p text:style-name="P1"/>
      <text:p text:style-name="P1"/>
      <text:p text:style-name="P1"><text:s/>curl "<text:a xlink:type="simple" xlink:href="http://127.0.0.1:8000/chain" text:style-name="Internet_20_link" text:visited-style-name="Visited_20_Internet_20_Link">http://127.0.0.1:8000/chain</text:a>"</text:p>
      <text:p text:style-name="P1"/>
      <text:p text:style-name="P1"/>
      <text:p text:style-name="P1">To add user details to chain</text:p>
      <text:p text:style-name="P1"/>
      <text:p text:style-name="P1">curl -X POST -H "Content-Type:application/json" -d '{"username" : "Abel", "enddevice" : "Prashant"}' "<text:a xlink:type="simple" xlink:href="http://127.0.0.1:8000/register_user" text:style-name="Internet_20_link" text:visited-style-name="Visited_20_Internet_20_Link">http://127.0.0.1:8000/register_user</text:a>"</text:p>
      <text:p text:style-name="P1"/>
      <text:p text:style-name="P1">To get block mined</text:p>
      <text:p text:style-name="P1"/>
      <text:p text:style-name="P1">curl "<text:a xlink:type="simple" xlink:href="http://127.0.0.1:8000/mine" text:style-name="Internet_20_link" text:visited-style-name="Visited_20_Internet_20_Link">http://127.0.0.1:8000/mine</text:a>"</text:p>
      <text:p text:style-name="P1"/>
      <text:p text:style-name="P3">To chk if user is present then transfer request to end device</text:p>
      <text:p text:style-name="P3"/>
      <text:p text:style-name="P3">curl -X GET -H "Content-Type:application/json" -d '{"username" : "Ab"}' "http://127.0.0.1:8000/is_present"</text:p>
      <text:p text:style-name="P1"/>
      <text:p text:style-name="P1">Sync nodes:</text:p>
      <text:p text:style-name="P1">curl -X POST http://127.0.0.1:8001/register_with -H "Content-Type:application/json" -d "{\"node_address\":\"<text:a xlink:type="simple" xlink:href="http://127.0.0.1:8000/" text:style-name="Internet_20_link" text:visited-style-name="Visited_20_Internet_20_Link">http://127.0.0.1:8000</text:a>\"}"</text:p>
      <text:p text:style-name="P1"/>
      <text:p text:style-name="P1"/>
      <text:p text:style-name="P6">Run End Device </text:p>
      <text:p text:style-name="P5">export FLASK_APP=server.py</text:p>
      <text:p text:style-name="P5">flask run --port <text:span text:style-name="T1">5</text:span>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00:28:13.583754160</meta:creation-date>
    <meta:editing-duration>PT2M39S</meta:editing-duration>
    <meta:editing-cycles>3</meta:editing-cycles>
    <meta:generator>LibreOffice/6.0.7.3$Linux_X86_64 LibreOffice_project/00m0$Build-3</meta:generator>
    <dc:date>2021-03-22T00:33:01.278162295</dc:date>
    <meta:document-statistic meta:table-count="0" meta:image-count="0" meta:object-count="0" meta:page-count="1" meta:paragraph-count="18" meta:word-count="89" meta:character-count="749" meta:non-whitespace-character-count="678"/>
  </office:meta>
</office:document-meta>
</file>